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Arial" fo:font-size="10.5pt" fo:font-weight="normal" fo:background-color="#ffffff"/>
    </style:style>
    <style:style style:name="P2" style:family="paragraph" style:parent-style-name="Standard">
      <style:text-properties fo:color="#000000" style:font-name="Ari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Arial" fo:background-color="#ffffff"/>
    </style:style>
    <style:style style:name="T1" style:family="text">
      <style:text-properties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 Qu'affiche le code suivant ?</text:p>
      <text:p text:style-name="P3"/>
      <text:p text:style-name="P1">$my-var = "Hello World";</text:p>
      <text:p text:style-name="P1">echo $my-var;</text:p>
      <text:p text:style-name="P1">a. Hello World</text:p>
      <text:p text:style-name="P1">b. Un message d'erreur </text:p>
      <text:p text:style-name="P1">c. my-var</text:p>
      <text:p text:style-name="P1">d. $my-var</text:p>
      <text:p text:style-name="P1">réponse b</text:p>
      <text:p text:style-name="P1"/>
      <text:p text:style-name="P1">2. Qu'affiche le code suivant ?</text:p>
      <text:p text:style-name="P3"/>
      <text:p text:style-name="P1">$i = 10;</text:p>
      <text:p text:style-name="P1">echo --$i;  </text:p>
      <text:p text:style-name="P1">a. 9 </text:p>
      <text:p text:style-name="P1">b. 10</text:p>
      <text:p text:style-name="P1">c. 11</text:p>
      <text:p text:style-name="P1">d. NULL</text:p>
      <text:p text:style-name="P1">réponse a</text:p>
      <text:p text:style-name="P1"/>
      <text:p text:style-name="P1">3. Quelle variable permet d'extraire des informations de l'url affichée ?</text:p>
      <text:p text:style-name="P3"/>
      <text:p text:style-name="P1">a. $_COOKIE</text:p>
      <text:p text:style-name="P1">b. $_GET</text:p>
      <text:p text:style-name="P1">c. $_POST</text:p>
      <text:p text:style-name="P1">d. $_SERVER</text:p>
      <text:p text:style-name="P1">réponse b</text:p>
      <text:p text:style-name="P1"/>
      <text:p text:style-name="P1">4. Quelle syntaxe permet la déclaration d'un tableau ?</text:p>
      <text:p text:style-name="P3"/>
      <text:p text:style-name="P1">Soit le tableau :</text:p>
      <text:p text:style-name="P3"/>
      <text:p text:style-name="P1">$tab = {"Lapin", "Chat", "Chien", "Hamster", "Canari"}; </text:p>
      <text:p text:style-name="P1">alors var_dump($tab) affichera :</text:p>
      <text:p text:style-name="P3"/>
      <text:p text:style-name="P1">a. array(4)</text:p>
      <text:p text:style-name="P1">b. Lapin, Chat, Chien, Hamster, Canari</text:p>
      <text:p text:style-name="P1">c. Canari, Hamster, Chien, Chat, Lapin</text:p>
      <text:p text:style-name="P1">d. Un message d'erreur</text:p>
      <text:p text:style-name="P1">réponse d</text:p>
      <text:p text:style-name="P1"/>
      <text:p text:style-name="P3"><text:span text:style-name="T1">5. Que va afficher le code suivant ?</text:span></text:p>
      <text:p text:style-name="P1">$a = "1"; </text:p>
      <text:p text:style-name="P3"><text:span text:style-name="T1">$b = "2hello world !";</text:span></text:p>
      <text:p text:style-name="P1">echo $a+$b;   </text:p>
      <text:p text:style-name="P1"/>
      <text:p text:style-name="P1">a. 1</text:p>
      <text:p text:style-name="P1">b. 2</text:p>
      <text:p text:style-name="P1">c. 3</text:p>
      <text:p text:style-name="P1">d. 3 et un message de type avertissement</text:p>
      <text:p text:style-name="P1">réponse d</text:p>
      <text:p text:style-name="P1"><text:soft-page-break/>6. Que va afficher le code suivant ?</text:p>
      <text:p text:style-name="P3"/>
      <text:p text:style-name="P1">$a = 'Dave Loper';</text:p>
      <text:p text:style-name="P1">$b = 'Bonjour $a';</text:p>
      <text:p text:style-name="P3"/>
      <text:p text:style-name="P1">echo $b;</text:p>
      <text:p text:style-name="P1">a. Bonjour Dave Loper</text:p>
      <text:p text:style-name="P1">b. Bonjour $a</text:p>
      <text:p text:style-name="P1">c. Bonjour $b</text:p>
      <text:p text:style-name="P1">d. Un message d'erreur</text:p>
      <text:p text:style-name="P1">réponse b</text:p>
      <text:p text:style-name="P1"/>
      <text:p text:style-name="P1">7. Que va afficher le code suivant ?</text:p>
      <text:p text:style-name="P3"/>
      <text:p text:style-name="P1">$a = 2;</text:p>
      <text:p text:style-name="P1">$a *= 2;</text:p>
      <text:p text:style-name="P3"/>
      <text:p text:style-name="P1">echo $a;</text:p>
      <text:p text:style-name="P1">a. 2</text:p>
      <text:p text:style-name="P1">b. 4</text:p>
      <text:p text:style-name="P1">c. 16</text:p>
      <text:p text:style-name="P1">d. Un message d'erreur</text:p>
      <text:p text:style-name="P2">réponse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3T11:12:14.21</meta:creation-date>
    <meta:document-statistic meta:table-count="0" meta:image-count="0" meta:object-count="0" meta:page-count="2" meta:paragraph-count="58" meta:word-count="208" meta:character-count="1017"/>
    <dc:date>2021-04-23T11:18:33.72</dc:date>
    <meta:editing-duration>PT6M20S</meta:editing-duration>
    <meta:editing-cycles>1</meta:editing-cycles>
    <meta:generator>OpenOffice/4.1.9$Win32 OpenOffice.org_project/419m1$Build-9805</meta:generator>
  </office:meta>
</office:document-meta>
</file>